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86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jcbcdhsvbcjj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15:53:37.424000000</dc:date>
    <meta:editing-duration>PT3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" meta:character-count="13" meta:non-whitespace-character-count="13"/>
  </office:meta>
</office:document-meta>
</file>